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92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631cm" fo:break-before="auto" style:use-optimal-row-height="true"/>
    </style:style>
    <style:style style:name="ro9" style:family="table-row">
      <style:table-row-properties style:row-height="0.684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26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 office:value-type="string" calcext:value-type="string">
            <text:p><text:a xlink:href="https://devmaru.net/sub/contact.html" xlink:type="simple">https://devmaru.net/sub/contact.html</text:a></text:p>
            <text:p/>
            <text:p>개발사 홈페이지 포트폴리오 항목이 비어 있어서 소재지가 확실한지 모르겠다.</text:p>
          </table:table-cell>
          <table:table-cell table:style-name="ce37" office:value-type="string" calcext:value-type="string">
            <text:p>경기도 용인시 수지구 신수로 767 분당수지U타워 a동 1701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라바이 데이즈</text:p>
          </table:table-cell>
          <table:table-cell table:style-name="ce15" office:value-type="string" calcext:value-type="string">
            <text:p>Lullaby Days</text:p>
          </table:table-cell>
          <table:table-cell table:style-name="ce14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number-columns-repeated="2" table:style-name="ce14" office:value-type="string" calcext:value-type="string">
            <text:p>Sunflo Labs</text:p>
          </table:table-cell>
          <table:table-cell table:style-name="ce26"/>
          <table:table-cell table:style-name="ce28" office:value-type="string" calcext:value-type="string">
            <text:p><text:span text:style-name="T1">개발자 블로그 :</text:span> <text:a xlink:href="https://blog.naver.com/sunflof/221978112012" xlink:type="simple">https://blog.naver.com/sunflof/221978112012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러브 딜리버리</text:p>
          </table:table-cell>
          <table:table-cell table:style-name="ce15" office:value-type="string" calcext:value-type="string">
            <text:p>Love Delivery</text:p>
          </table:table-cell>
          <table:table-cell table:style-name="ce14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number-columns-repeated="2" table:style-name="ce14" office:value-type="string" calcext:value-type="string">
            <text:p>Onfire Games</text:p>
          </table:table-cell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문경새재</text:p>
          </table:table-cell>
          <table:table-cell table:style-name="ce15" office:value-type="string" calcext:value-type="string">
            <text:p>Seonbi : Scholar of Joseon</text:p>
          </table:table-cell>
          <table:table-cell table:style-name="ce14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number-columns-repeated="2" table:style-name="ce14" office:value-type="string" calcext:value-type="string">
            <text:p>Team ETTU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 장의 카드</text:p>
          </table:table-cell>
          <table:table-cell table:style-name="ce15" office:value-type="string" calcext:value-type="string">
            <text:p>Three of Cards</text:p>
          </table:table-cell>
          <table:table-cell table:style-name="ce14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14" office:value-type="string" calcext:value-type="string">
            <text:p>Sparky Studios</text:p>
          </table:table-cell>
          <table:table-cell table:style-name="ce14" office:value-type="string" calcext:value-type="string">
            <text:p>Sparky Studios, Sejong Univ. PandoraCube</text:p>
          </table:table-cell>
          <table:table-cell table:style-name="ce26"/>
          <table:table-cell table:style-name="ce2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조선메타실록</text:p>
          </table:table-cell>
          <table:table-cell table:style-name="ce15" office:value-type="string" calcext:value-type="string">
            <text:p>Korea Dynasty</text:p>
          </table:table-cell>
          <table:table-cell table:style-name="ce14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number-columns-repeated="2" table:style-name="ce14" office:value-type="string" calcext:value-type="string">
            <text:p>(주)행복한다람쥐단( Happy Daram Inc. )</text:p>
          </table:table-cell>
          <table:table-cell table:style-name="ce26"/>
          <table:table-cell table:style-name="ce28"/>
          <table:table-cell table:style-name="ce37" office:value-type="string" calcext:value-type="string">
            <text:p>인천광역시 부평구 부평대로 293 부평테크시티 909호( 대표 이현정 )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14" office:value-type="string" calcext:value-type="string">
            <text:p>Indev-studio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HYNPYTOL</text:p>
          </table:table-cell>
          <table:table-cell table:style-name="ce14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number-columns-repeated="2" table:style-name="ce14" office:value-type="string" calcext:value-type="string">
            <text:p>base0</text:p>
          </table:table-cell>
          <table:table-cell table:style-name="ce26"/>
          <table:table-cell table:style-name="ce2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ve in Login</text:p>
          </table:table-cell>
          <table:table-cell table:style-name="ce14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14" office:value-type="string" calcext:value-type="string">
            <text:p>Metacraft, Onfire Games</text:p>
          </table:table-cell>
          <table:table-cell table:style-name="ce14" office:value-type="string" calcext:value-type="string">
            <text:p>Smilegate Sto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Garden Cafe</text:p>
          </table:table-cell>
          <table:table-cell table:style-name="ce14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Cafe</text:p>
          </table:table-cell>
          <table:table-cell table:style-name="ce14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ygmalion</text:p>
          </table:table-cell>
          <table:table-cell table:style-name="ce14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CandLE</text:p>
          </table:table-cell>
          <table:table-cell table:style-name="ce26"/>
          <table:table-cell table:style-name="ce28" office:value-type="string" calcext:value-type="string">
            <text:p><text:a xlink:href="https://blog.naver.com/team_candle/223285856997" xlink:type="simple">https://blog.naver.com/team_candle/223285856997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FINALS</text:p>
          </table:table-cell>
          <table:table-cell table:style-name="ce14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number-columns-repeated="2" table:style-name="ce14" office:value-type="string" calcext:value-type="string">
            <text:p>Embark Studios</text:p>
          </table:table-cell>
          <table:table-cell table:style-name="ce26"/>
          <table:table-cell table:style-name="ce28" office:value-type="string" calcext:value-type="string">
            <text:p>Nexon 자회사, 스웨덴</text:p>
          </table:table-cell>
          <table:table-cell table:style-name="ce37" office:value-type="string" calcext:value-type="string">
            <text:p>회사 홈페이지 : <text:a xlink:href="https://www.embark-studios.com/about" xlink:type="simple">https://www.embark-studios.com/about</text:a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apor World: Over The Mind</text:p>
          </table:table-cell>
          <table:table-cell table:style-name="ce14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14" office:value-type="string" calcext:value-type="string">
            <text:p>ALIVE Inc.</text:p>
          </table:table-cell>
          <table:table-cell table:style-name="ce14" office:value-type="string" calcext:value-type="string">
            <text:p>TBA</text:p>
          </table:table-cell>
          <table:table-cell table:style-name="ce26"/>
          <table:table-cell table:style-name="ce37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  <table:table-cell table:style-name="ce37" office:value-type="string" calcext:value-type="string">
            <text:p>회사명: ALIVE Inc.</text:p>
            <text:p>대표자명: 김기명</text:p>
            <text:p>회사 주소지: 경기도 수원시 영통구 광교중앙로 170 301호 얼라이브 게임 스튜디오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INE</text:p>
          </table:table-cell>
          <table:table-cell table:style-name="ce14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14" office:value-type="string" calcext:value-type="string">
            <text:p>FrogParty</text:p>
          </table:table-cell>
          <table:table-cell table:style-name="ce14" office:value-type="string" calcext:value-type="string">
            <text:p>OurTurn Games</text:p>
          </table:table-cell>
          <table:table-cell table:style-name="ce26"/>
          <table:table-cell table:style-name="ce2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391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26:list.L26">
            <calcext:condition calcext:apply-style-name="Accent" calcext:value="=b" calcext:base-cell-address="list.L26"/>
          </calcext:conditional-format>
          <calcext:conditional-format calcext:target-range-address="list.B3:list.B172">
            <calcext:condition calcext:apply-style-name="Error" calcext:value="duplicate" calcext:base-cell-address="list.B3"/>
          </calcext:conditional-format>
          <calcext:conditional-format calcext:target-range-address="list.C3:list.C172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51:list.C152" table:on-update-keep-styles="true" table:on-update-keep-size="false"/>
        <table:database-range table:name="__Anonymous_Sheet_DB__0" table:target-range-address="list.B2:list.H17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7">00/00/0000</text:date>, <text:time style:data-style-name="N2" text:time-value="00:53:11.59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2-17T01:01:19.098000000</dc:date>
    <meta:editing-duration>P1DT12H3M</meta:editing-duration>
    <meta:editing-cycles>517</meta:editing-cycles>
    <meta:document-statistic meta:table-count="1" meta:cell-count="132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
	
	For cur_x = StartX to end_x
		If sheet.getCellByPosition( cur_x, 0 ).String = "" Then
			cur_x = cur_x - 1
			Exit For
		EndIf
	Next cur_x
	ret.w = cur_x
		
	'
	' H
	'
	Dim cur_y as Long
	Dim end_y as Long : end_y = sheet.Rows.Count - 1
	
	For cur_y = StartY to end_y
		If sheet.getCellByPosition( 0, cur_y ).String = "" Then
			cur_y = cur_y - 1
			Exit For
		EndIf
	Next cur_y
	ret.h = cur_y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pf.WriteLine( "* " &amp; active_area.h - StartY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